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4.45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39.42mm"/>
    </style:style>
    <style:style style:name="co5" style:family="table-column">
      <style:table-column-properties fo:break-before="auto" style:column-width="146.24mm"/>
    </style:style>
    <style:style style:name="co6" style:family="table-column">
      <style:table-column-properties fo:break-before="auto" style:column-width="55.3mm"/>
    </style:style>
    <style:style style:name="co7" style:family="table-column">
      <style:table-column-properties fo:break-before="auto" style:column-width="53.18mm"/>
    </style:style>
    <style:style style:name="co8" style:family="table-column">
      <style:table-column-properties fo:break-before="auto" style:column-width="50.54mm"/>
    </style:style>
    <style:style style:name="co9" style:family="table-column">
      <style:table-column-properties fo:break-before="auto" style:column-width="46.83mm"/>
    </style:style>
    <style:style style:name="co10" style:family="table-column">
      <style:table-column-properties fo:break-before="auto" style:column-width="53.98mm"/>
    </style:style>
    <style:style style:name="co11" style:family="table-column">
      <style:table-column-properties fo:break-before="auto" style:column-width="42.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tonebridge_20__28_1087_29_">
      <style:table-properties table:display="true" style:writing-mode="lr-tb"/>
    </style:style>
    <style:style style:name="ta2" style:family="table" style:master-page-name="PageStyle_5f_Hexham_20__28_9006_29__20_">
      <style:table-properties table:display="true" style:writing-mode="lr-tb"/>
    </style:style>
    <style:style style:name="ta3" style:family="table" style:master-page-name="PageStyle_5f_Stockton_20_Primrose_20_Hill_20__28_8275_29_">
      <style:table-properties table:display="true" style:writing-mode="lr-tb"/>
    </style:style>
    <style:style style:name="ta4" style:family="table" style:master-page-name="PageStyle_5f_Sheffield_20_Lady_27_s_20_Bridge_20__28_8248_29_">
      <style:table-properties table:display="true" style:writing-mode="lr-tb"/>
    </style:style>
    <style:style style:name="ta5" style:family="table" style:master-page-name="PageStyle_5f_Boroughbridge_20__28_8028_20__29_">
      <style:table-properties table:display="true" style:writing-mode="lr-tb"/>
    </style:style>
    <style:style style:name="ta6" style:family="table" style:master-page-name="PageStyle_5f_St_20_Michael_27_s_20__28_5132_29_">
      <style:table-properties table:display="true" style:writing-mode="lr-tb"/>
    </style:style>
    <style:style style:name="ta7" style:family="table" style:master-page-name="PageStyle_5f_Whalley_20_Weir_20__28_5150_29_">
      <style:table-properties table:display="true" style:writing-mode="lr-tb"/>
    </style:style>
    <style:style style:name="ta8" style:family="table" style:master-page-name="PageStyle_5f_Brinksway_20__28_5021_29__20_">
      <style:table-properties table:display="true" style:writing-mode="lr-tb"/>
    </style:style>
    <style:style style:name="ta9" style:family="table" style:master-page-name="PageStyle_5f_Church_20_Wilne_20__28_2130_29_">
      <style:table-properties table:display="true" style:writing-mode="lr-tb"/>
    </style:style>
    <style:style style:name="ta10" style:family="table" style:master-page-name="PageStyle_5f_Colwick_20__28_2102_29_">
      <style:table-properties table:display="true" style:writing-mode="lr-tb"/>
    </style:style>
    <style:style style:name="ta11" style:family="table" style:master-page-name="PageStyle_5f_Kempsey_20_Yacht_20_Club_20__28_2081_29_">
      <style:table-properties table:display="true" style:writing-mode="lr-tb"/>
    </style:style>
    <style:style style:name="ta12" style:family="table" style:master-page-name="PageStyle_5f_Stratford_20__28_2046_29_">
      <style:table-properties table:display="true" style:writing-mode="lr-tb"/>
    </style:style>
    <style:style style:name="ta13" style:family="table" style:master-page-name="PageStyle_5f_Mimmshall_20__28_7176_29_">
      <style:table-properties table:display="true" style:writing-mode="lr-tb"/>
    </style:style>
    <style:style style:name="ta14" style:family="table" style:master-page-name="PageStyle_5f_Thames_20_Ditton_20_Island_20__28_7246_29_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style:font-name="Arial" style:font-name-asian="Caladea1" style:font-name-complex="Caladea1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tonebridge (1087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ALD)</text:p>
          </table:table-cell>
          <table:table-cell table:style-name="ce1" office:value-type="string" calcext:value-type="string">
            <text:p>Target Area</text:p>
          </table:table-cell>
          <table:table-cell/>
          <table:table-cell office:value-type="string" calcext:value-type="string">
            <text:p>SQ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S FAL </text:p>
          </table:table-cell>
          <table:table-cell table:style-name="ce2" office:value-type="float" office:value="1.78" calcext:value-type="float">
            <text:p>1.78</text:p>
          </table:table-cell>
          <table:table-cell table:style-name="ce2" office:value-type="string" calcext:value-type="string">
            <text:p>064WAF8LowTeise</text:p>
          </table:table-cell>
          <table:table-cell/>
          <table:table-cell table:formula="of:=CONCATENATE(&quot;((select ffoi_station_id from u_flood.ffoi_station where rloi_id = 1087), '&quot;; [.C2];&quot;', &quot;;[.B2];&quot;),&quot;)" office:value-type="string" office:string-value="((select ffoi_station_id from u_flood.ffoi_station where rloi_id = 1087), '064WAF8LowTeise', 1.78)," calcext:value-type="string">
            <text:p>((select ffoi_station_id from u_flood.ffoi_station where rloi_id = 1087), '064WAF8LowTeise', 1.78),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S FW</text:p>
          </table:table-cell>
          <table:table-cell table:style-name="ce2" office:value-type="float" office:value="2.38" calcext:value-type="float">
            <text:p>2.38</text:p>
          </table:table-cell>
          <table:table-cell table:style-name="ce4" office:value-type="string" calcext:value-type="string">
            <text:p>064FWF8Teise</text:p>
          </table:table-cell>
          <table:table-cell/>
          <table:table-cell table:formula="of:=CONCATENATE(&quot;((select ffoi_station_id from u_flood.ffoi_station where rloi_id = 1087), '&quot;; [.C3];&quot;', &quot;;[.B3];&quot;),&quot;)" office:value-type="string" office:string-value="((select ffoi_station_id from u_flood.ffoi_station where rloi_id = 1087), '064FWF8Teise', 2.38)," calcext:value-type="string">
            <text:p>((select ffoi_station_id from u_flood.ffoi_station where rloi_id = 1087), '064FWF8Teise', 2.38),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S FW</text:p>
          </table:table-cell>
          <table:table-cell table:style-name="ce2" office:value-type="float" office:value="2.38" calcext:value-type="float">
            <text:p>2.38</text:p>
          </table:table-cell>
          <table:table-cell table:style-name="ce4" office:value-type="string" calcext:value-type="string">
            <text:p>064FWF8CollStreet</text:p>
          </table:table-cell>
          <table:table-cell/>
          <table:table-cell table:formula="of:=CONCATENATE(&quot;((select ffoi_station_id from u_flood.ffoi_station where rloi_id = 1087), '&quot;; [.C4];&quot;', &quot;;[.B4];&quot;),&quot;)" office:value-type="string" office:string-value="((select ffoi_station_id from u_flood.ffoi_station where rloi_id = 1087), '064FWF8CollStreet', 2.38)," calcext:value-type="string">
            <text:p>((select ffoi_station_id from u_flood.ffoi_station where rloi_id = 1087), '064FWF8CollStreet', 2.38),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S FW</text:p>
          </table:table-cell>
          <table:table-cell table:style-name="ce2" office:value-type="float" office:value="2.38" calcext:value-type="float">
            <text:p>2.38</text:p>
          </table:table-cell>
          <table:table-cell table:style-name="ce4" office:value-type="string" calcext:value-type="string">
            <text:p>064FWF8PaddWood</text:p>
          </table:table-cell>
          <table:table-cell/>
          <table:table-cell table:formula="of:=CONCATENATE(&quot;((select ffoi_station_id from u_flood.ffoi_station where rloi_id = 1087), '&quot;; [.C5];&quot;', &quot;;[.B5];&quot;),&quot;)" office:value-type="string" office:string-value="((select ffoi_station_id from u_flood.ffoi_station where rloi_id = 1087), '064FWF8PaddWood', 2.38)," calcext:value-type="string">
            <text:p>((select ffoi_station_id from u_flood.ffoi_station where rloi_id = 1087), '064FWF8PaddWood', 2.38),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DJ (25/01): validated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exham (9006) " table:style-name="ta2">
        <office:forms form:automatic-focus="false" form:apply-design-mode="false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6" office:value-type="float" office:value="33.3" calcext:value-type="float">
            <text:p>33.30</text:p>
          </table:table-cell>
          <table:table-cell table:style-name="ce7" office:value-type="string" calcext:value-type="string">
            <text:p>121WAF910</text:p>
          </table:table-cell>
          <table:table-cell/>
          <table:table-cell table:formula="of:=CONCATENATE(&quot;((select ffoi_station_id from u_flood.ffoi_station where rloi_id = 9006), '&quot;; [.C2];&quot;', &quot;;[.B2];&quot;),&quot;)" office:value-type="string" office:string-value="((select ffoi_station_id from u_flood.ffoi_station where rloi_id = 9006), '121WAF910', 33.3)," calcext:value-type="string">
            <text:p>((select ffoi_station_id from u_flood.ffoi_station where rloi_id = 9006), '121WAF910', 33.3),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RES FW</text:p>
          </table:table-cell>
          <table:table-cell table:style-name="ce6" office:value-type="float" office:value="34.3" calcext:value-type="float">
            <text:p>34.30</text:p>
          </table:table-cell>
          <table:table-cell table:style-name="ce7" office:value-type="string" calcext:value-type="string">
            <text:p>121FWF213</text:p>
          </table:table-cell>
          <table:table-cell/>
          <table:table-cell table:formula="of:=CONCATENATE(&quot;((select ffoi_station_id from u_flood.ffoi_station where rloi_id = 9006), '&quot;; [.C3];&quot;', &quot;;[.B3];&quot;),&quot;)" office:value-type="string" office:string-value="((select ffoi_station_id from u_flood.ffoi_station where rloi_id = 9006), '121FWF213', 34.3)," calcext:value-type="string">
            <text:p>((select ffoi_station_id from u_flood.ffoi_station where rloi_id = 9006), '121FWF213', 34.3),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DJ (25/01): validated</text:p>
          </table:table-cell>
          <table:table-cell table:number-columns-repeated="1023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ockton Primrose Hill (8275)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5" office:value-type="float" office:value="1.65" calcext:value-type="float">
            <text:p>1.65</text:p>
          </table:table-cell>
          <table:table-cell table:style-name="ce7" office:value-type="string" calcext:value-type="string">
            <text:p>121WAF925</text:p>
          </table:table-cell>
          <table:table-cell/>
          <table:table-cell table:formula="of:=CONCATENATE(&quot;((select ffoi_station_id from u_flood.ffoi_station where rloi_id = 8275), '&quot;; [.C2];&quot;', &quot;;[.B2];&quot;),&quot;)" office:value-type="string" office:string-value="((select ffoi_station_id from u_flood.ffoi_station where rloi_id = 8275), '121WAF925', 1.65)," calcext:value-type="string">
            <text:p>((select ffoi_station_id from u_flood.ffoi_station where rloi_id = 8275), '121WAF925', 1.65),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RES FW</text:p>
          </table:table-cell>
          <table:table-cell table:style-name="ce5" office:value-type="float" office:value="2.85" calcext:value-type="float">
            <text:p>2.85</text:p>
          </table:table-cell>
          <table:table-cell table:style-name="ce7" office:value-type="string" calcext:value-type="string">
            <text:p>121FWF077</text:p>
          </table:table-cell>
          <table:table-cell/>
          <table:table-cell table:formula="of:=CONCATENATE(&quot;((select ffoi_station_id from u_flood.ffoi_station where rloi_id = 8275), '&quot;; [.C3];&quot;', &quot;;[.B3];&quot;),&quot;)" office:value-type="string" office:string-value="((select ffoi_station_id from u_flood.ffoi_station where rloi_id = 8275), '121FWF077', 2.85)," calcext:value-type="string">
            <text:p>((select ffoi_station_id from u_flood.ffoi_station where rloi_id = 8275), '121FWF077', 2.85),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RES FW</text:p>
          </table:table-cell>
          <table:table-cell table:style-name="ce5" office:value-type="float" office:value="2.85" calcext:value-type="float">
            <text:p>2.85</text:p>
          </table:table-cell>
          <table:table-cell table:style-name="ce7" office:value-type="string" calcext:value-type="string">
            <text:p>121FWF088</text:p>
          </table:table-cell>
          <table:table-cell/>
          <table:table-cell table:formula="of:=CONCATENATE(&quot;((select ffoi_station_id from u_flood.ffoi_station where rloi_id = 8275), '&quot;; [.C4];&quot;', &quot;;[.B4];&quot;),&quot;)" office:value-type="string" office:string-value="((select ffoi_station_id from u_flood.ffoi_station where rloi_id = 8275), '121FWF088', 2.85)," calcext:value-type="string">
            <text:p>((select ffoi_station_id from u_flood.ffoi_station where rloi_id = 8275), '121FWF088', 2.85),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RES FW</text:p>
          </table:table-cell>
          <table:table-cell table:style-name="ce5" office:value-type="float" office:value="2.85" calcext:value-type="float">
            <text:p>2.85</text:p>
          </table:table-cell>
          <table:table-cell table:style-name="ce7" office:value-type="string" calcext:value-type="string">
            <text:p>121FWF089</text:p>
          </table:table-cell>
          <table:table-cell/>
          <table:table-cell table:formula="of:=CONCATENATE(&quot;((select ffoi_station_id from u_flood.ffoi_station where rloi_id = 8275), '&quot;; [.C5];&quot;', &quot;;[.B5];&quot;),&quot;)" office:value-type="string" office:string-value="((select ffoi_station_id from u_flood.ffoi_station where rloi_id = 8275), '121FWF089', 2.85)," calcext:value-type="string">
            <text:p>((select ffoi_station_id from u_flood.ffoi_station where rloi_id = 8275), '121FWF089', 2.85),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DJ (25/01): validated</text:p>
          </table:table-cell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ffield Lady's Bridge (8248)" table:style-name="ta4">
        <office:forms form:automatic-focus="false" form:apply-design-mode="false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5" office:value-type="float" office:value="2.92" calcext:value-type="float">
            <text:p>2.92</text:p>
          </table:table-cell>
          <table:table-cell table:style-name="ce7" office:value-type="string" calcext:value-type="string">
            <text:p>123WAF971</text:p>
          </table:table-cell>
          <table:table-cell/>
          <table:table-cell table:formula="of:=CONCATENATE(&quot;((select ffoi_station_id from u_flood.ffoi_station where rloi_id = 8248), '&quot;; [.C2];&quot;', &quot;;[.B2];&quot;),&quot;)" office:value-type="string" office:string-value="((select ffoi_station_id from u_flood.ffoi_station where rloi_id = 8248), '123WAF971', 2.92)," calcext:value-type="string">
            <text:p>((select ffoi_station_id from u_flood.ffoi_station where rloi_id = 8248), '123WAF971', 2.92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3.35" calcext:value-type="float">
            <text:p>3.35</text:p>
          </table:table-cell>
          <table:table-cell table:style-name="ce7" office:value-type="string" calcext:value-type="string">
            <text:p>123FWF620</text:p>
          </table:table-cell>
          <table:table-cell/>
          <table:table-cell table:formula="of:=CONCATENATE(&quot;((select ffoi_station_id from u_flood.ffoi_station where rloi_id = 8248), '&quot;; [.C3];&quot;', &quot;;[.B3];&quot;),&quot;)" office:value-type="string" office:string-value="((select ffoi_station_id from u_flood.ffoi_station where rloi_id = 8248), '123FWF620', 3.35)," calcext:value-type="string">
            <text:p>((select ffoi_station_id from u_flood.ffoi_station where rloi_id = 8248), '123FWF620', 3.3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3.35" calcext:value-type="float">
            <text:p>3.35</text:p>
          </table:table-cell>
          <table:table-cell table:style-name="ce7" office:value-type="string" calcext:value-type="string">
            <text:p>123FWF621</text:p>
          </table:table-cell>
          <table:table-cell/>
          <table:table-cell table:formula="of:=CONCATENATE(&quot;((select ffoi_station_id from u_flood.ffoi_station where rloi_id = 8248), '&quot;; [.C4];&quot;', &quot;;[.B4];&quot;),&quot;)" office:value-type="string" office:string-value="((select ffoi_station_id from u_flood.ffoi_station where rloi_id = 8248), '123FWF621', 3.35)," calcext:value-type="string">
            <text:p>((select ffoi_station_id from u_flood.ffoi_station where rloi_id = 8248), '123FWF621', 3.3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3.35" calcext:value-type="float">
            <text:p>3.35</text:p>
          </table:table-cell>
          <table:table-cell table:style-name="ce7" office:value-type="string" calcext:value-type="string">
            <text:p>123FWF624</text:p>
          </table:table-cell>
          <table:table-cell/>
          <table:table-cell table:formula="of:=CONCATENATE(&quot;((select ffoi_station_id from u_flood.ffoi_station where rloi_id = 8248), '&quot;; [.C5];&quot;', &quot;;[.B5];&quot;),&quot;)" office:value-type="string" office:string-value="((select ffoi_station_id from u_flood.ffoi_station where rloi_id = 8248), '123FWF624', 3.35)," calcext:value-type="string">
            <text:p>((select ffoi_station_id from u_flood.ffoi_station where rloi_id = 8248), '123FWF624', 3.3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3.35" calcext:value-type="float">
            <text:p>3.35</text:p>
          </table:table-cell>
          <table:table-cell table:style-name="ce7" office:value-type="string" calcext:value-type="string">
            <text:p>123FWF622</text:p>
          </table:table-cell>
          <table:table-cell/>
          <table:table-cell table:formula="of:=CONCATENATE(&quot;((select ffoi_station_id from u_flood.ffoi_station where rloi_id = 8248), '&quot;; [.C6];&quot;', &quot;;[.B6];&quot;),&quot;)" office:value-type="string" office:string-value="((select ffoi_station_id from u_flood.ffoi_station where rloi_id = 8248), '123FWF622', 3.35)," calcext:value-type="string">
            <text:p>((select ffoi_station_id from u_flood.ffoi_station where rloi_id = 8248), '123FWF622', 3.3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3.35" calcext:value-type="float">
            <text:p>3.35</text:p>
          </table:table-cell>
          <table:table-cell table:style-name="ce7" office:value-type="string" calcext:value-type="string">
            <text:p>123FWF623</text:p>
          </table:table-cell>
          <table:table-cell/>
          <table:table-cell table:formula="of:=CONCATENATE(&quot;((select ffoi_station_id from u_flood.ffoi_station where rloi_id = 8248), '&quot;; [.C7];&quot;', &quot;;[.B7];&quot;),&quot;)" office:value-type="string" office:string-value="((select ffoi_station_id from u_flood.ffoi_station where rloi_id = 8248), '123FWF623', 3.35)," calcext:value-type="string">
            <text:p>((select ffoi_station_id from u_flood.ffoi_station where rloi_id = 8248), '123FWF623', 3.3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3.35" calcext:value-type="float">
            <text:p>3.35</text:p>
          </table:table-cell>
          <table:table-cell table:style-name="ce7" office:value-type="string" calcext:value-type="string">
            <text:p>123FWF625</text:p>
          </table:table-cell>
          <table:table-cell/>
          <table:table-cell table:formula="of:=CONCATENATE(&quot;((select ffoi_station_id from u_flood.ffoi_station where rloi_id = 8248), '&quot;; [.C8];&quot;', &quot;;[.B8];&quot;),&quot;)" office:value-type="string" office:string-value="((select ffoi_station_id from u_flood.ffoi_station where rloi_id = 8248), '123FWF625', 3.35)," calcext:value-type="string">
            <text:p>((select ffoi_station_id from u_flood.ffoi_station where rloi_id = 8248), '123FWF625', 3.35),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J (25/01): validated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roughbridge (8028 )" table:style-name="ta5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5" office:value-type="float" office:value="13.5" calcext:value-type="float">
            <text:p>13.5</text:p>
          </table:table-cell>
          <table:table-cell table:style-name="ce7" office:value-type="string" calcext:value-type="string">
            <text:p>122WAF934</text:p>
          </table:table-cell>
          <table:table-cell/>
          <table:table-cell table:formula="of:=CONCATENATE(&quot;((select ffoi_station_id from u_flood.ffoi_station where rloi_id = 8028), '&quot;; [.C2];&quot;', &quot;;[.B2];&quot;),&quot;)" office:value-type="string" office:string-value="((select ffoi_station_id from u_flood.ffoi_station where rloi_id = 8028), '122WAF934', 13.5)," calcext:value-type="string">
            <text:p>((select ffoi_station_id from u_flood.ffoi_station where rloi_id = 8028), '122WAF934', 13.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13.8" calcext:value-type="float">
            <text:p>13.8</text:p>
          </table:table-cell>
          <table:table-cell table:style-name="ce7" office:value-type="string" calcext:value-type="string">
            <text:p>122FWF347</text:p>
          </table:table-cell>
          <table:table-cell/>
          <table:table-cell table:formula="of:=CONCATENATE(&quot;((select ffoi_station_id from u_flood.ffoi_station where rloi_id = 8028), '&quot;; [.C3];&quot;', &quot;;[.B3];&quot;),&quot;)" office:value-type="string" office:string-value="((select ffoi_station_id from u_flood.ffoi_station where rloi_id = 8028), '122FWF347', 13.8)," calcext:value-type="string">
            <text:p>((select ffoi_station_id from u_flood.ffoi_station where rloi_id = 8028), '122FWF347', 13.8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13.8" calcext:value-type="float">
            <text:p>13.8</text:p>
          </table:table-cell>
          <table:table-cell table:style-name="ce7" office:value-type="string" calcext:value-type="string">
            <text:p>122FWF344</text:p>
          </table:table-cell>
          <table:table-cell/>
          <table:table-cell table:formula="of:=CONCATENATE(&quot;((select ffoi_station_id from u_flood.ffoi_station where rloi_id = 8028), '&quot;; [.C4];&quot;', &quot;;[.B4];&quot;),&quot;)" office:value-type="string" office:string-value="((select ffoi_station_id from u_flood.ffoi_station where rloi_id = 8028), '122FWF344', 13.8)," calcext:value-type="string">
            <text:p>((select ffoi_station_id from u_flood.ffoi_station where rloi_id = 8028), '122FWF344', 13.8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13.8" calcext:value-type="float">
            <text:p>13.8</text:p>
          </table:table-cell>
          <table:table-cell table:style-name="ce7" office:value-type="string" calcext:value-type="string">
            <text:p>122FWF348</text:p>
          </table:table-cell>
          <table:table-cell/>
          <table:table-cell table:formula="of:=CONCATENATE(&quot;((select ffoi_station_id from u_flood.ffoi_station where rloi_id = 8028), '&quot;; [.C5];&quot;', &quot;;[.B5];&quot;),&quot;)" office:value-type="string" office:string-value="((select ffoi_station_id from u_flood.ffoi_station where rloi_id = 8028), '122FWF348', 13.8)," calcext:value-type="string">
            <text:p>((select ffoi_station_id from u_flood.ffoi_station where rloi_id = 8028), '122FWF348', 13.8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13.8" calcext:value-type="float">
            <text:p>13.8</text:p>
          </table:table-cell>
          <table:table-cell table:style-name="ce7" office:value-type="string" calcext:value-type="string">
            <text:p>122FWF345</text:p>
          </table:table-cell>
          <table:table-cell/>
          <table:table-cell table:formula="of:=CONCATENATE(&quot;((select ffoi_station_id from u_flood.ffoi_station where rloi_id = 8028), '&quot;; [.C6];&quot;', &quot;;[.B6];&quot;),&quot;)" office:value-type="string" office:string-value="((select ffoi_station_id from u_flood.ffoi_station where rloi_id = 8028), '122FWF345', 13.8)," calcext:value-type="string">
            <text:p>((select ffoi_station_id from u_flood.ffoi_station where rloi_id = 8028), '122FWF345', 13.8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13.8" calcext:value-type="float">
            <text:p>13.8</text:p>
          </table:table-cell>
          <table:table-cell table:style-name="ce7" office:value-type="string" calcext:value-type="string">
            <text:p>122FWF340</text:p>
          </table:table-cell>
          <table:table-cell/>
          <table:table-cell table:formula="of:=CONCATENATE(&quot;((select ffoi_station_id from u_flood.ffoi_station where rloi_id = 8028), '&quot;; [.C7];&quot;', &quot;;[.B7];&quot;),&quot;)" office:value-type="string" office:string-value="((select ffoi_station_id from u_flood.ffoi_station where rloi_id = 8028), '122FWF340', 13.8)," calcext:value-type="string">
            <text:p>((select ffoi_station_id from u_flood.ffoi_station where rloi_id = 8028), '122FWF340', 13.8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3" office:value-type="float" office:value="13.8" calcext:value-type="float">
            <text:p>13.8</text:p>
          </table:table-cell>
          <table:table-cell table:style-name="ce7" office:value-type="string" calcext:value-type="string">
            <text:p>122FWF352</text:p>
          </table:table-cell>
          <table:table-cell/>
          <table:table-cell table:formula="of:=CONCATENATE(&quot;((select ffoi_station_id from u_flood.ffoi_station where rloi_id = 8028), '&quot;; [.C8];&quot;', &quot;;[.B8];&quot;),&quot;)" office:value-type="string" office:string-value="((select ffoi_station_id from u_flood.ffoi_station where rloi_id = 8028), '122FWF352', 13.8)," calcext:value-type="string">
            <text:p>((select ffoi_station_id from u_flood.ffoi_station where rloi_id = 8028), '122FWF352', 13.8),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8" office:value-type="string" calcext:value-type="string">
            <text:p>Valided by DJ: (31/01/18) </text:p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 Michael's (5132)" table:style-name="ta6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4" office:value-type="float" office:value="4.72" calcext:value-type="float">
            <text:p>4.72</text:p>
          </table:table-cell>
          <table:table-cell table:style-name="ce7" office:value-type="string" calcext:value-type="string">
            <text:p>012WAFLW</text:p>
          </table:table-cell>
          <table:table-cell/>
          <table:table-cell table:formula="of:=CONCATENATE(&quot;((select ffoi_station_id from u_flood.ffoi_station where rloi_id = 5132), '&quot;; [.C2];&quot;', &quot;;[.B2];&quot;),&quot;)" office:value-type="string" office:string-value="((select ffoi_station_id from u_flood.ffoi_station where rloi_id = 5132), '012WAFLW', 4.72)," calcext:value-type="string">
            <text:p>((select ffoi_station_id from u_flood.ffoi_station where rloi_id = 5132), '012WAFLW', 4.72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5.25" calcext:value-type="float">
            <text:p>5.25</text:p>
          </table:table-cell>
          <table:table-cell table:style-name="ce7" office:value-type="string" calcext:value-type="string">
            <text:p>012FWFL3</text:p>
          </table:table-cell>
          <table:table-cell/>
          <table:table-cell table:formula="of:=CONCATENATE(&quot;((select ffoi_station_id from u_flood.ffoi_station where rloi_id = 5132), '&quot;; [.C3];&quot;', &quot;;[.B3];&quot;),&quot;)" office:value-type="string" office:string-value="((select ffoi_station_id from u_flood.ffoi_station where rloi_id = 5132), '012FWFL3', 5.25)," calcext:value-type="string">
            <text:p>((select ffoi_station_id from u_flood.ffoi_station where rloi_id = 5132), '012FWFL3', 5.2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5.25" calcext:value-type="float">
            <text:p>5.25</text:p>
          </table:table-cell>
          <table:table-cell table:style-name="ce7" office:value-type="string" calcext:value-type="string">
            <text:p>012FWFL3C</text:p>
          </table:table-cell>
          <table:table-cell/>
          <table:table-cell table:formula="of:=CONCATENATE(&quot;((select ffoi_station_id from u_flood.ffoi_station where rloi_id = 5132), '&quot;; [.C4];&quot;', &quot;;[.B4];&quot;),&quot;)" office:value-type="string" office:string-value="((select ffoi_station_id from u_flood.ffoi_station where rloi_id = 5132), '012FWFL3C', 5.25)," calcext:value-type="string">
            <text:p>((select ffoi_station_id from u_flood.ffoi_station where rloi_id = 5132), '012FWFL3C', 5.2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5.25" calcext:value-type="float">
            <text:p>5.25</text:p>
          </table:table-cell>
          <table:table-cell table:style-name="ce7" office:value-type="string" calcext:value-type="string">
            <text:p>012FWFL3A</text:p>
          </table:table-cell>
          <table:table-cell/>
          <table:table-cell table:formula="of:=CONCATENATE(&quot;((select ffoi_station_id from u_flood.ffoi_station where rloi_id = 5132), '&quot;; [.C5];&quot;', &quot;;[.B5];&quot;),&quot;)" office:value-type="string" office:string-value="((select ffoi_station_id from u_flood.ffoi_station where rloi_id = 5132), '012FWFL3A', 5.25)," calcext:value-type="string">
            <text:p>((select ffoi_station_id from u_flood.ffoi_station where rloi_id = 5132), '012FWFL3A', 5.2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5.25" calcext:value-type="float">
            <text:p>5.25</text:p>
          </table:table-cell>
          <table:table-cell table:style-name="ce7" office:value-type="string" calcext:value-type="string">
            <text:p>012FWFL3B</text:p>
          </table:table-cell>
          <table:table-cell/>
          <table:table-cell table:formula="of:=CONCATENATE(&quot;((select ffoi_station_id from u_flood.ffoi_station where rloi_id = 5132), '&quot;; [.C6];&quot;', &quot;;[.B6];&quot;),&quot;)" office:value-type="string" office:string-value="((select ffoi_station_id from u_flood.ffoi_station where rloi_id = 5132), '012FWFL3B', 5.25)," calcext:value-type="string">
            <text:p>((select ffoi_station_id from u_flood.ffoi_station where rloi_id = 5132), '012FWFL3B', 5.25),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Valided DJ: 31/01/18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halley Weir (5150)" table:style-name="ta7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4" office:value-type="float" office:value="3.33" calcext:value-type="float">
            <text:p>3.33</text:p>
          </table:table-cell>
          <table:table-cell table:style-name="ce7" office:value-type="string" calcext:value-type="string">
            <text:p>012WAFEL</text:p>
          </table:table-cell>
          <table:table-cell/>
          <table:table-cell table:formula="of:=CONCATENATE(&quot;((select ffoi_station_id from u_flood.ffoi_station where rloi_id = 5150), '&quot;; [.C2];&quot;', &quot;;[.B2];&quot;),&quot;)" office:value-type="string" office:string-value="((select ffoi_station_id from u_flood.ffoi_station where rloi_id = 5150), '012WAFEL', 3.33)," calcext:value-type="string">
            <text:p>((select ffoi_station_id from u_flood.ffoi_station where rloi_id = 5150), '012WAFEL', 3.3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3.7" calcext:value-type="float">
            <text:p>3.7</text:p>
          </table:table-cell>
          <table:table-cell table:style-name="ce7" office:value-type="string" calcext:value-type="string">
            <text:p>012FWFL21A</text:p>
          </table:table-cell>
          <table:table-cell/>
          <table:table-cell table:formula="of:=CONCATENATE(&quot;((select ffoi_station_id from u_flood.ffoi_station where rloi_id = 5150), '&quot;; [.C3];&quot;', &quot;;[.B3];&quot;),&quot;)" office:value-type="string" office:string-value="((select ffoi_station_id from u_flood.ffoi_station where rloi_id = 5150), '012FWFL21A', 3.7)," calcext:value-type="string">
            <text:p>((select ffoi_station_id from u_flood.ffoi_station where rloi_id = 5150), '012FWFL21A', 3.7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3.7" calcext:value-type="float">
            <text:p>3.7</text:p>
          </table:table-cell>
          <table:table-cell table:style-name="ce7" office:value-type="string" calcext:value-type="string">
            <text:p>012FWFL21B</text:p>
          </table:table-cell>
          <table:table-cell/>
          <table:table-cell table:formula="of:=CONCATENATE(&quot;((select ffoi_station_id from u_flood.ffoi_station where rloi_id = 5150), '&quot;; [.C4];&quot;', &quot;;[.B4];&quot;),&quot;)" office:value-type="string" office:string-value="((select ffoi_station_id from u_flood.ffoi_station where rloi_id = 5150), '012FWFL21B', 3.7)," calcext:value-type="string">
            <text:p>((select ffoi_station_id from u_flood.ffoi_station where rloi_id = 5150), '012FWFL21B', 3.7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3.7" calcext:value-type="float">
            <text:p>3.7</text:p>
          </table:table-cell>
          <table:table-cell table:style-name="ce7" office:value-type="string" calcext:value-type="string">
            <text:p>012FWFL21C</text:p>
          </table:table-cell>
          <table:table-cell/>
          <table:table-cell table:formula="of:=CONCATENATE(&quot;((select ffoi_station_id from u_flood.ffoi_station where rloi_id = 5150), '&quot;; [.C5];&quot;', &quot;;[.B5];&quot;),&quot;)" office:value-type="string" office:string-value="((select ffoi_station_id from u_flood.ffoi_station where rloi_id = 5150), '012FWFL21C', 3.7)," calcext:value-type="string">
            <text:p>((select ffoi_station_id from u_flood.ffoi_station where rloi_id = 5150), '012FWFL21C', 3.7),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2"/>
          <table:table-cell table:number-columns-repeated="1022"/>
        </table:table-row>
        <table:table-row table:style-name="ro1">
          <table:table-cell table:style-name="ce3" office:value-type="string" calcext:value-type="string">
            <text:p>Valided DJ: 31/01/18</text:p>
          </table:table-cell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rinksway (5021) " table:style-name="ta8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9" office:value-type="float" office:value="1.8" calcext:value-type="float">
            <text:p>1.8</text:p>
          </table:table-cell>
          <table:table-cell table:style-name="ce7" office:value-type="string" calcext:value-type="string">
            <text:p>013WAFMM</text:p>
          </table:table-cell>
          <table:table-cell/>
          <table:table-cell table:formula="of:=CONCATENATE(&quot;((select ffoi_station_id from u_flood.ffoi_station where rloi_id = 5021), '&quot;; [.C2];&quot;', &quot;;[.B2];&quot;),&quot;)" office:value-type="string" office:string-value="((select ffoi_station_id from u_flood.ffoi_station where rloi_id = 5021), '013WAFMM', 1.8)," calcext:value-type="string">
            <text:p>((select ffoi_station_id from u_flood.ffoi_station where rloi_id = 5021), '013WAFMM', 1.8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5.2" calcext:value-type="float">
            <text:p>5.2</text:p>
          </table:table-cell>
          <table:table-cell table:style-name="ce7" office:value-type="string" calcext:value-type="string">
            <text:p>013FWFGM31</text:p>
          </table:table-cell>
          <table:table-cell/>
          <table:table-cell table:formula="of:=CONCATENATE(&quot;((select ffoi_station_id from u_flood.ffoi_station where rloi_id = 5021), '&quot;; [.C3];&quot;', &quot;;[.B3];&quot;),&quot;)" office:value-type="string" office:string-value="((select ffoi_station_id from u_flood.ffoi_station where rloi_id = 5021), '013FWFGM31', 5.2)," calcext:value-type="string">
            <text:p>((select ffoi_station_id from u_flood.ffoi_station where rloi_id = 5021), '013FWFGM31', 5.2),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7"/>
          <table:table-cell table:number-columns-repeated="1021"/>
        </table:table-row>
        <table:table-row table:style-name="ro1">
          <table:table-cell table:style-name="ce5"/>
          <table:table-cell table:style-name="ce2"/>
          <table: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>
            <text:p>DJ (25/01): validated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urch Wilne (2130)" table:style-name="ta9">
        <office:forms form:automatic-focus="false" form:apply-design-mode="false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9" office:value-type="float" office:value="1.6" calcext:value-type="float">
            <text:p>1.6</text:p>
          </table:table-cell>
          <table:table-cell table:style-name="ce7" office:value-type="string" calcext:value-type="string">
            <text:p>034WAF409</text:p>
          </table:table-cell>
          <table:table-cell/>
          <table:table-cell table:formula="of:=CONCATENATE(&quot;((select ffoi_station_id from u_flood.ffoi_station where rloi_id = 2130), '&quot;; [.C2];&quot;', &quot;;[.B2];&quot;),&quot;)" office:value-type="string" office:string-value="((select ffoi_station_id from u_flood.ffoi_station where rloi_id = 2130), '034WAF409', 1.6)," calcext:value-type="string">
            <text:p>((select ffoi_station_id from u_flood.ffoi_station where rloi_id = 2130), '034WAF409', 1.6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2.16" calcext:value-type="float">
            <text:p>2.16</text:p>
          </table:table-cell>
          <table:table-cell table:style-name="ce7" office:value-type="string" calcext:value-type="string">
            <text:p>034FWFDECHURCHW</text:p>
          </table:table-cell>
          <table:table-cell/>
          <table:table-cell table:formula="of:=CONCATENATE(&quot;((select ffoi_station_id from u_flood.ffoi_station where rloi_id = 2130), '&quot;; [.C3];&quot;', &quot;;[.B3];&quot;),&quot;)" office:value-type="string" office:string-value="((select ffoi_station_id from u_flood.ffoi_station where rloi_id = 2130), '034FWFDECHURCHW', 2.16)," calcext:value-type="string">
            <text:p>((select ffoi_station_id from u_flood.ffoi_station where rloi_id = 2130), '034FWFDECHURCHW', 2.16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2.16" calcext:value-type="float">
            <text:p>2.16</text:p>
          </table:table-cell>
          <table:table-cell table:style-name="ce7" office:value-type="string" calcext:value-type="string">
            <text:p>034FWFDEAMBASTON</text:p>
          </table:table-cell>
          <table:table-cell/>
          <table:table-cell table:formula="of:=CONCATENATE(&quot;((select ffoi_station_id from u_flood.ffoi_station where rloi_id = 2130), '&quot;; [.C4];&quot;', &quot;;[.B4];&quot;),&quot;)" office:value-type="string" office:string-value="((select ffoi_station_id from u_flood.ffoi_station where rloi_id = 2130), '034FWFDEAMBASTON', 2.16)," calcext:value-type="string">
            <text:p>((select ffoi_station_id from u_flood.ffoi_station where rloi_id = 2130), '034FWFDEAMBASTON', 2.16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2.16" calcext:value-type="float">
            <text:p>2.16</text:p>
          </table:table-cell>
          <table:table-cell table:style-name="ce7" office:value-type="string" calcext:value-type="string">
            <text:p>034FWFDEDRAYCOTT</text:p>
          </table:table-cell>
          <table:table-cell/>
          <table:table-cell table:formula="of:=CONCATENATE(&quot;((select ffoi_station_id from u_flood.ffoi_station where rloi_id = 2130), '&quot;; [.C5];&quot;', &quot;;[.B5];&quot;),&quot;)" office:value-type="string" office:string-value="((select ffoi_station_id from u_flood.ffoi_station where rloi_id = 2130), '034FWFDEDRAYCOTT', 2.16)," calcext:value-type="string">
            <text:p>((select ffoi_station_id from u_flood.ffoi_station where rloi_id = 2130), '034FWFDEDRAYCOTT', 2.16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2.16" calcext:value-type="float">
            <text:p>2.16</text:p>
          </table:table-cell>
          <table:table-cell table:style-name="ce7" office:value-type="string" calcext:value-type="string">
            <text:p>034FWFTRSHARDLW</text:p>
          </table:table-cell>
          <table:table-cell table:style-name="ce10"/>
          <table:table-cell table:formula="of:=CONCATENATE(&quot;((select ffoi_station_id from u_flood.ffoi_station where rloi_id = 2130), '&quot;; [.C6];&quot;', &quot;;[.B6];&quot;),&quot;)" office:value-type="string" office:string-value="((select ffoi_station_id from u_flood.ffoi_station where rloi_id = 2130), '034FWFTRSHARDLW', 2.16)," calcext:value-type="string">
            <text:p>((select ffoi_station_id from u_flood.ffoi_station where rloi_id = 2130), '034FWFTRSHARDLW', 2.16),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Valided DJ: 31/01/18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wick (2102)" table:style-name="ta10">
        <office:forms form:automatic-focus="false" form:apply-design-mode="false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RES FAL</text:p>
          </table:table-cell>
          <table:table-cell table:style-name="ce11" office:value-type="float" office:value="3.6" calcext:value-type="float">
            <text:p>3.60</text:p>
          </table:table-cell>
          <table:table-cell table:style-name="ce7" office:value-type="string" calcext:value-type="string">
            <text:p>034WAF415</text:p>
          </table:table-cell>
          <table:table-cell table:style-name="ce10"/>
          <table:table-cell table:style-name="ce14" table:formula="of:=CONCATENATE(&quot;((select ffoi_station_id from u_flood.ffoi_station where rloi_id = 2102), '&quot;; [.C2];&quot;', &quot;;[.B2];&quot;),&quot;)" office:value-type="string" office:string-value="((select ffoi_station_id from u_flood.ffoi_station where rloi_id = 2102), '034WAF415', 3.6)," calcext:value-type="string">
            <text:p>((select ffoi_station_id from u_flood.ffoi_station where rloi_id = 2102), '034WAF415', 3.6),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 FAL</text:p>
          </table:table-cell>
          <table:table-cell table:style-name="ce12" office:value-type="float" office:value="3.6" calcext:value-type="float">
            <text:p>3.6</text:p>
          </table:table-cell>
          <table:table-cell table:style-name="ce7" office:value-type="string" calcext:value-type="string">
            <text:p>034WAB424</text:p>
          </table:table-cell>
          <table:table-cell table:style-name="ce10"/>
          <table:table-cell table:formula="of:=CONCATENATE(&quot;((select ffoi_station_id from u_flood.ffoi_station where rloi_id = 2102), '&quot;; [.C3];&quot;', &quot;;[.B3];&quot;),&quot;)" office:value-type="string" office:string-value="((select ffoi_station_id from u_flood.ffoi_station where rloi_id = 2102), '034WAB424', 3.6)," calcext:value-type="string">
            <text:p>((select ffoi_station_id from u_flood.ffoi_station where rloi_id = 2102), '034WAB424', 3.6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LNTPRKRD</text:p>
          </table:table-cell>
          <table:table-cell/>
          <table:table-cell table:formula="of:=CONCATENATE(&quot;((select ffoi_station_id from u_flood.ffoi_station where rloi_id = 2102), '&quot;; [.C4];&quot;', &quot;;[.B4];&quot;),&quot;)" office:value-type="string" office:string-value="((select ffoi_station_id from u_flood.ffoi_station where rloi_id = 2102), '034FWFTRLNTPRKRD', 4.3)," calcext:value-type="string">
            <text:p>((select ffoi_station_id from u_flood.ffoi_station where rloi_id = 2102), '034FWFTRLNTPRKRD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HPWATER</text:p>
          </table:table-cell>
          <table:table-cell/>
          <table:table-cell table:formula="of:=CONCATENATE(&quot;((select ffoi_station_id from u_flood.ffoi_station where rloi_id = 2102), '&quot;; [.C5];&quot;', &quot;;[.B5];&quot;),&quot;)" office:value-type="string" office:string-value="((select ffoi_station_id from u_flood.ffoi_station where rloi_id = 2102), '034FWFTRHPWATER', 4.3)," calcext:value-type="string">
            <text:p>((select ffoi_station_id from u_flood.ffoi_station where rloi_id = 2102), '034FWFTRHPWATER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TOLNEY</text:p>
          </table:table-cell>
          <table:table-cell table:style-name="ce13"/>
          <table:table-cell table:formula="of:=CONCATENATE(&quot;((select ffoi_station_id from u_flood.ffoi_station where rloi_id = 2102), '&quot;; [.C6];&quot;', &quot;;[.B6];&quot;),&quot;)" office:value-type="string" office:string-value="((select ffoi_station_id from u_flood.ffoi_station where rloi_id = 2102), '034FWFTRTOLNEY', 4.3)," calcext:value-type="string">
            <text:p>((select ffoi_station_id from u_flood.ffoi_station where rloi_id = 2102), '034FWFTRTOLNEY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FARNWYK</text:p>
          </table:table-cell>
          <table:table-cell/>
          <table:table-cell table:formula="of:=CONCATENATE(&quot;((select ffoi_station_id from u_flood.ffoi_station where rloi_id = 2102), '&quot;; [.C7];&quot;', &quot;;[.B7];&quot;),&quot;)" office:value-type="string" office:string-value="((select ffoi_station_id from u_flood.ffoi_station where rloi_id = 2102), '034FWFTRFARNWYK', 4.3)," calcext:value-type="string">
            <text:p>((select ffoi_station_id from u_flood.ffoi_station where rloi_id = 2102), '034FWFTRFARNWYK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FISKMILL</text:p>
          </table:table-cell>
          <table:table-cell/>
          <table:table-cell table:formula="of:=CONCATENATE(&quot;((select ffoi_station_id from u_flood.ffoi_station where rloi_id = 2102), '&quot;; [.C8];&quot;', &quot;;[.B8];&quot;),&quot;)" office:value-type="string" office:string-value="((select ffoi_station_id from u_flood.ffoi_station where rloi_id = 2102), '034FWFTRFISKMILL', 4.3)," calcext:value-type="string">
            <text:p>((select ffoi_station_id from u_flood.ffoi_station where rloi_id = 2102), '034FWFTRFISKMILL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SUGARNWK</text:p>
          </table:table-cell>
          <table:table-cell/>
          <table:table-cell table:formula="of:=CONCATENATE(&quot;((select ffoi_station_id from u_flood.ffoi_station where rloi_id = 2102), '&quot;; [.C9];&quot;', &quot;;[.B9];&quot;),&quot;)" office:value-type="string" office:string-value="((select ffoi_station_id from u_flood.ffoi_station where rloi_id = 2102), '034FWFTRSUGARNWK', 4.3)," calcext:value-type="string">
            <text:p>((select ffoi_station_id from u_flood.ffoi_station where rloi_id = 2102), '034FWFTRSUGARNWK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ATTNATRES</text:p>
          </table:table-cell>
          <table:table-cell/>
          <table:table-cell table:formula="of:=CONCATENATE(&quot;((select ffoi_station_id from u_flood.ffoi_station where rloi_id = 2102), '&quot;; [.C10];&quot;', &quot;;[.B10];&quot;),&quot;)" office:value-type="string" office:string-value="((select ffoi_station_id from u_flood.ffoi_station where rloi_id = 2102), '034FWFTRATTNATRES', 4.3)," calcext:value-type="string">
            <text:p>((select ffoi_station_id from u_flood.ffoi_station where rloi_id = 2102), '034FWFTRATTNATRES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TRENTLK</text:p>
          </table:table-cell>
          <table:table-cell/>
          <table:table-cell table:formula="of:=CONCATENATE(&quot;((select ffoi_station_id from u_flood.ffoi_station where rloi_id = 2102), '&quot;; [.C11];&quot;', &quot;;[.B11];&quot;),&quot;)" office:value-type="string" office:string-value="((select ffoi_station_id from u_flood.ffoi_station where rloi_id = 2102), '034FWFTRTRENTLK', 4.3)," calcext:value-type="string">
            <text:p>((select ffoi_station_id from u_flood.ffoi_station where rloi_id = 2102), '034FWFTRTRENTLK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THRMPTN</text:p>
          </table:table-cell>
          <table:table-cell/>
          <table:table-cell table:formula="of:=CONCATENATE(&quot;((select ffoi_station_id from u_flood.ffoi_station where rloi_id = 2102), '&quot;; [.C12];&quot;', &quot;;[.B12];&quot;),&quot;)" office:value-type="string" office:string-value="((select ffoi_station_id from u_flood.ffoi_station where rloi_id = 2102), '034FWFTRTHRMPTN', 4.3)," calcext:value-type="string">
            <text:p>((select ffoi_station_id from u_flood.ffoi_station where rloi_id = 2102), '034FWFTRTHRMPTN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GUNTHRP</text:p>
          </table:table-cell>
          <table:table-cell/>
          <table:table-cell table:formula="of:=CONCATENATE(&quot;((select ffoi_station_id from u_flood.ffoi_station where rloi_id = 2102), '&quot;; [.C13];&quot;', &quot;;[.B13];&quot;),&quot;)" office:value-type="string" office:string-value="((select ffoi_station_id from u_flood.ffoi_station where rloi_id = 2102), '034FWFTRGUNTHRP', 4.3)," calcext:value-type="string">
            <text:p>((select ffoi_station_id from u_flood.ffoi_station where rloi_id = 2102), '034FWFTRGUNTHRP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GIBSMERE</text:p>
          </table:table-cell>
          <table:table-cell/>
          <table:table-cell table:formula="of:=CONCATENATE(&quot;((select ffoi_station_id from u_flood.ffoi_station where rloi_id = 2102), '&quot;; [.C14];&quot;', &quot;;[.B14];&quot;),&quot;)" office:value-type="string" office:string-value="((select ffoi_station_id from u_flood.ffoi_station where rloi_id = 2102), '034FWFTRGIBSMERE', 4.3)," calcext:value-type="string">
            <text:p>((select ffoi_station_id from u_flood.ffoi_station where rloi_id = 2102), '034FWFTRGIBSMERE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NEWRIVER</text:p>
          </table:table-cell>
          <table:table-cell/>
          <table:table-cell table:formula="of:=CONCATENATE(&quot;((select ffoi_station_id from u_flood.ffoi_station where rloi_id = 2102), '&quot;; [.C15];&quot;', &quot;;[.B15];&quot;),&quot;)" office:value-type="string" office:string-value="((select ffoi_station_id from u_flood.ffoi_station where rloi_id = 2102), '034FWFTRNEWRIVER', 4.3)," calcext:value-type="string">
            <text:p>((select ffoi_station_id from u_flood.ffoi_station where rloi_id = 2102), '034FWFTRNEWRIVER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BSTNMNA</text:p>
          </table:table-cell>
          <table:table-cell/>
          <table:table-cell table:formula="of:=CONCATENATE(&quot;((select ffoi_station_id from u_flood.ffoi_station where rloi_id = 2102), '&quot;; [.C16];&quot;', &quot;;[.B16];&quot;),&quot;)" office:value-type="string" office:string-value="((select ffoi_station_id from u_flood.ffoi_station where rloi_id = 2102), '034FWFTRBSTNMNA', 4.3)," calcext:value-type="string">
            <text:p>((select ffoi_station_id from u_flood.ffoi_station where rloi_id = 2102), '034FWFTRBSTNMNA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SHLFDMNR</text:p>
          </table:table-cell>
          <table:table-cell/>
          <table:table-cell table:formula="of:=CONCATENATE(&quot;((select ffoi_station_id from u_flood.ffoi_station where rloi_id = 2102), '&quot;; [.C17];&quot;', &quot;;[.B17];&quot;),&quot;)" office:value-type="string" office:string-value="((select ffoi_station_id from u_flood.ffoi_station where rloi_id = 2102), '034FWFTRSHLFDMNR', 4.3)," calcext:value-type="string">
            <text:p>((select ffoi_station_id from u_flood.ffoi_station where rloi_id = 2102), '034FWFTRSHLFDMNR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HOVNGHM</text:p>
          </table:table-cell>
          <table:table-cell/>
          <table:table-cell table:formula="of:=CONCATENATE(&quot;((select ffoi_station_id from u_flood.ffoi_station where rloi_id = 2102), '&quot;; [.C18];&quot;', &quot;;[.B18];&quot;),&quot;)" office:value-type="string" office:string-value="((select ffoi_station_id from u_flood.ffoi_station where rloi_id = 2102), '034FWFTRHOVNGHM', 4.3)," calcext:value-type="string">
            <text:p>((select ffoi_station_id from u_flood.ffoi_station where rloi_id = 2102), '034FWFTRHOVNGHM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CAYTHOR</text:p>
          </table:table-cell>
          <table:table-cell/>
          <table:table-cell table:formula="of:=CONCATENATE(&quot;((select ffoi_station_id from u_flood.ffoi_station where rloi_id = 2102), '&quot;; [.C19];&quot;', &quot;;[.B19];&quot;),&quot;)" office:value-type="string" office:string-value="((select ffoi_station_id from u_flood.ffoi_station where rloi_id = 2102), '034FWFTRCAYTHOR', 4.3)," calcext:value-type="string">
            <text:p>((select ffoi_station_id from u_flood.ffoi_station where rloi_id = 2102), '034FWFTRCAYTHOR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GUNRD</text:p>
          </table:table-cell>
          <table:table-cell/>
          <table:table-cell table:formula="of:=CONCATENATE(&quot;((select ffoi_station_id from u_flood.ffoi_station where rloi_id = 2102), '&quot;; [.C20];&quot;', &quot;;[.B20];&quot;),&quot;)" office:value-type="string" office:string-value="((select ffoi_station_id from u_flood.ffoi_station where rloi_id = 2102), '034FWFTRGUNRD', 4.3)," calcext:value-type="string">
            <text:p>((select ffoi_station_id from u_flood.ffoi_station where rloi_id = 2102), '034FWFTRGUNRD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HLMPIER</text:p>
          </table:table-cell>
          <table:table-cell/>
          <table:table-cell table:formula="of:=CONCATENATE(&quot;((select ffoi_station_id from u_flood.ffoi_station where rloi_id = 2102), '&quot;; [.C21];&quot;', &quot;;[.B21];&quot;),&quot;)" office:value-type="string" office:string-value="((select ffoi_station_id from u_flood.ffoi_station where rloi_id = 2102), '034FWFTRHLMPIER', 4.3)," calcext:value-type="string">
            <text:p>((select ffoi_station_id from u_flood.ffoi_station where rloi_id = 2102), '034FWFTRHLMPIER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STKEBAR</text:p>
          </table:table-cell>
          <table:table-cell/>
          <table:table-cell table:formula="of:=CONCATENATE(&quot;((select ffoi_station_id from u_flood.ffoi_station where rloi_id = 2102), '&quot;; [.C22];&quot;', &quot;;[.B22];&quot;),&quot;)" office:value-type="string" office:string-value="((select ffoi_station_id from u_flood.ffoi_station where rloi_id = 2102), '034FWFTRSTKEBAR', 4.3)," calcext:value-type="string">
            <text:p>((select ffoi_station_id from u_flood.ffoi_station where rloi_id = 2102), '034FWFTRSTKEBAR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HOLME</text:p>
          </table:table-cell>
          <table:table-cell/>
          <table:table-cell table:formula="of:=CONCATENATE(&quot;((select ffoi_station_id from u_flood.ffoi_station where rloi_id = 2102), '&quot;; [.C23];&quot;', &quot;;[.B23];&quot;),&quot;)" office:value-type="string" office:string-value="((select ffoi_station_id from u_flood.ffoi_station where rloi_id = 2102), '034FWFTRHOLME', 4.3)," calcext:value-type="string">
            <text:p>((select ffoi_station_id from u_flood.ffoi_station where rloi_id = 2102), '034FWFTRHOLME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NTHMUSKHM</text:p>
          </table:table-cell>
          <table:table-cell/>
          <table:table-cell table:formula="of:=CONCATENATE(&quot;((select ffoi_station_id from u_flood.ffoi_station where rloi_id = 2102), '&quot;; [.C24];&quot;', &quot;;[.B24];&quot;),&quot;)" office:value-type="string" office:string-value="((select ffoi_station_id from u_flood.ffoi_station where rloi_id = 2102), '034FWFTRNTHMUSKHM', 4.3)," calcext:value-type="string">
            <text:p>((select ffoi_station_id from u_flood.ffoi_station where rloi_id = 2102), '034FWFTRNTHMUSKHM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RADCARA</text:p>
          </table:table-cell>
          <table:table-cell/>
          <table:table-cell table:formula="of:=CONCATENATE(&quot;((select ffoi_station_id from u_flood.ffoi_station where rloi_id = 2102), '&quot;; [.C25];&quot;', &quot;;[.B25];&quot;),&quot;)" office:value-type="string" office:string-value="((select ffoi_station_id from u_flood.ffoi_station where rloi_id = 2102), '034FWFTRRADCARA', 4.3)," calcext:value-type="string">
            <text:p>((select ffoi_station_id from u_flood.ffoi_station where rloi_id = 2102), '034FWFTRRADCARA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AVRSTAY</text:p>
          </table:table-cell>
          <table:table-cell/>
          <table:table-cell table:formula="of:=CONCATENATE(&quot;((select ffoi_station_id from u_flood.ffoi_station where rloi_id = 2102), '&quot;; [.C26];&quot;', &quot;;[.B26];&quot;),&quot;)" office:value-type="string" office:string-value="((select ffoi_station_id from u_flood.ffoi_station where rloi_id = 2102), '034FWFTRAVRSTAY', 4.3)," calcext:value-type="string">
            <text:p>((select ffoi_station_id from u_flood.ffoi_station where rloi_id = 2102), '034FWFTRAVRSTAY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COLWICKR</text:p>
          </table:table-cell>
          <table:table-cell/>
          <table:table-cell table:formula="of:=CONCATENATE(&quot;((select ffoi_station_id from u_flood.ffoi_station where rloi_id = 2102), '&quot;; [.C27];&quot;', &quot;;[.B27];&quot;),&quot;)" office:value-type="string" office:string-value="((select ffoi_station_id from u_flood.ffoi_station where rloi_id = 2102), '034FWFTRCOLWICKR', 4.3)," calcext:value-type="string">
            <text:p>((select ffoi_station_id from u_flood.ffoi_station where rloi_id = 2102), '034FWFTRCOLWICKR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ROLLSTN</text:p>
          </table:table-cell>
          <table:table-cell/>
          <table:table-cell table:formula="of:=CONCATENATE(&quot;((select ffoi_station_id from u_flood.ffoi_station where rloi_id = 2102), '&quot;; [.C28];&quot;', &quot;;[.B28];&quot;),&quot;)" office:value-type="string" office:string-value="((select ffoi_station_id from u_flood.ffoi_station where rloi_id = 2102), '034FWFTRROLLSTN', 4.3)," calcext:value-type="string">
            <text:p>((select ffoi_station_id from u_flood.ffoi_station where rloi_id = 2102), '034FWFTRROLLSTN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NEWCAT</text:p>
          </table:table-cell>
          <table:table-cell/>
          <table:table-cell table:formula="of:=CONCATENATE(&quot;((select ffoi_station_id from u_flood.ffoi_station where rloi_id = 2102), '&quot;; [.C29];&quot;', &quot;;[.B29];&quot;),&quot;)" office:value-type="string" office:string-value="((select ffoi_station_id from u_flood.ffoi_station where rloi_id = 2102), '034FWFTRNEWCAT', 4.3)," calcext:value-type="string">
            <text:p>((select ffoi_station_id from u_flood.ffoi_station where rloi_id = 2102), '034FWFTRNEWCAT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STMUSKHM</text:p>
          </table:table-cell>
          <table:table-cell/>
          <table:table-cell table:formula="of:=CONCATENATE(&quot;((select ffoi_station_id from u_flood.ffoi_station where rloi_id = 2102), '&quot;; [.C30];&quot;', &quot;;[.B30];&quot;),&quot;)" office:value-type="string" office:string-value="((select ffoi_station_id from u_flood.ffoi_station where rloi_id = 2102), '034FWFTRSTMUSKHM', 4.3)," calcext:value-type="string">
            <text:p>((select ffoi_station_id from u_flood.ffoi_station where rloi_id = 2102), '034FWFTRSTMUSKHM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FARNDON</text:p>
          </table:table-cell>
          <table:table-cell/>
          <table:table-cell table:formula="of:=CONCATENATE(&quot;((select ffoi_station_id from u_flood.ffoi_station where rloi_id = 2102), '&quot;; [.C31];&quot;', &quot;;[.B31];&quot;),&quot;)" office:value-type="string" office:string-value="((select ffoi_station_id from u_flood.ffoi_station where rloi_id = 2102), '034FWFTRFARNDON', 4.3)," calcext:value-type="string">
            <text:p>((select ffoi_station_id from u_flood.ffoi_station where rloi_id = 2102), '034FWFTRFARNDON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SAWLEY</text:p>
          </table:table-cell>
          <table:table-cell/>
          <table:table-cell table:formula="of:=CONCATENATE(&quot;((select ffoi_station_id from u_flood.ffoi_station where rloi_id = 2102), '&quot;; [.C32];&quot;', &quot;;[.B32];&quot;),&quot;)" office:value-type="string" office:string-value="((select ffoi_station_id from u_flood.ffoi_station where rloi_id = 2102), '034FWFTRSAWLEY', 4.3)," calcext:value-type="string">
            <text:p>((select ffoi_station_id from u_flood.ffoi_station where rloi_id = 2102), '034FWFTRSAWLEY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NEWSAWLY</text:p>
          </table:table-cell>
          <table:table-cell/>
          <table:table-cell table:formula="of:=CONCATENATE(&quot;((select ffoi_station_id from u_flood.ffoi_station where rloi_id = 2102), '&quot;; [.C33];&quot;', &quot;;[.B33];&quot;),&quot;)" office:value-type="string" office:string-value="((select ffoi_station_id from u_flood.ffoi_station where rloi_id = 2102), '034FWFTRNEWSAWLY', 4.3)," calcext:value-type="string">
            <text:p>((select ffoi_station_id from u_flood.ffoi_station where rloi_id = 2102), '034FWFTRNEWSAWLY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ATTVILL</text:p>
          </table:table-cell>
          <table:table-cell/>
          <table:table-cell table:formula="of:=CONCATENATE(&quot;((select ffoi_station_id from u_flood.ffoi_station where rloi_id = 2102), '&quot;; [.C34];&quot;', &quot;;[.B34];&quot;),&quot;)" office:value-type="string" office:string-value="((select ffoi_station_id from u_flood.ffoi_station where rloi_id = 2102), '034FWFTRATTVILL', 4.3)," calcext:value-type="string">
            <text:p>((select ffoi_station_id from u_flood.ffoi_station where rloi_id = 2102), '034FWFTRATTVILL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ATTBRGH</text:p>
          </table:table-cell>
          <table:table-cell/>
          <table:table-cell table:formula="of:=CONCATENATE(&quot;((select ffoi_station_id from u_flood.ffoi_station where rloi_id = 2102), '&quot;; [.C35];&quot;', &quot;;[.B35];&quot;),&quot;)" office:value-type="string" office:string-value="((select ffoi_station_id from u_flood.ffoi_station where rloi_id = 2102), '034FWFTRATTBRGH', 4.3)," calcext:value-type="string">
            <text:p>((select ffoi_station_id from u_flood.ffoi_station where rloi_id = 2102), '034FWFTRATTBRGH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BEESTON</text:p>
          </table:table-cell>
          <table:table-cell/>
          <table:table-cell table:formula="of:=CONCATENATE(&quot;((select ffoi_station_id from u_flood.ffoi_station where rloi_id = 2102), '&quot;; [.C36];&quot;', &quot;;[.B36];&quot;),&quot;)" office:value-type="string" office:string-value="((select ffoi_station_id from u_flood.ffoi_station where rloi_id = 2102), '034FWFTRBEESTON', 4.3)," calcext:value-type="string">
            <text:p>((select ffoi_station_id from u_flood.ffoi_station where rloi_id = 2102), '034FWFTRBEESTON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NOTTCITY</text:p>
          </table:table-cell>
          <table:table-cell/>
          <table:table-cell table:formula="of:=CONCATENATE(&quot;((select ffoi_station_id from u_flood.ffoi_station where rloi_id = 2102), '&quot;; [.C37];&quot;', &quot;;[.B37];&quot;),&quot;)" office:value-type="string" office:string-value="((select ffoi_station_id from u_flood.ffoi_station where rloi_id = 2102), '034FWFTRNOTTCITY', 4.3)," calcext:value-type="string">
            <text:p>((select ffoi_station_id from u_flood.ffoi_station where rloi_id = 2102), '034FWFTRNOTTCITY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LEDUNK</text:p>
          </table:table-cell>
          <table:table-cell/>
          <table:table-cell table:formula="of:=CONCATENATE(&quot;((select ffoi_station_id from u_flood.ffoi_station where rloi_id = 2102), '&quot;; [.C38];&quot;', &quot;;[.B38];&quot;),&quot;)" office:value-type="string" office:string-value="((select ffoi_station_id from u_flood.ffoi_station where rloi_id = 2102), '034FWFLEDUNK', 4.3)," calcext:value-type="string">
            <text:p>((select ffoi_station_id from u_flood.ffoi_station where rloi_id = 2102), '034FWFLEDUNK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LEOLDLENTN</text:p>
          </table:table-cell>
          <table:table-cell/>
          <table:table-cell table:formula="of:=CONCATENATE(&quot;((select ffoi_station_id from u_flood.ffoi_station where rloi_id = 2102), '&quot;; [.C39];&quot;', &quot;;[.B39];&quot;),&quot;)" office:value-type="string" office:string-value="((select ffoi_station_id from u_flood.ffoi_station where rloi_id = 2102), '034FWFLEOLDLENTN', 4.3)," calcext:value-type="string">
            <text:p>((select ffoi_station_id from u_flood.ffoi_station where rloi_id = 2102), '034FWFLEOLDLENTN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COLWICK</text:p>
          </table:table-cell>
          <table:table-cell/>
          <table:table-cell table:formula="of:=CONCATENATE(&quot;((select ffoi_station_id from u_flood.ffoi_station where rloi_id = 2102), '&quot;; [.C40];&quot;', &quot;;[.B40];&quot;),&quot;)" office:value-type="string" office:string-value="((select ffoi_station_id from u_flood.ffoi_station where rloi_id = 2102), '034FWFTRCOLWICK', 4.3)," calcext:value-type="string">
            <text:p>((select ffoi_station_id from u_flood.ffoi_station where rloi_id = 2102), '034FWFTRCOLWICK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SHELFRD</text:p>
          </table:table-cell>
          <table:table-cell/>
          <table:table-cell table:formula="of:=CONCATENATE(&quot;((select ffoi_station_id from u_flood.ffoi_station where rloi_id = 2102), '&quot;; [.C41];&quot;', &quot;;[.B41];&quot;),&quot;)" office:value-type="string" office:string-value="((select ffoi_station_id from u_flood.ffoi_station where rloi_id = 2102), '034FWFTRSHELFRD', 4.3)," calcext:value-type="string">
            <text:p>((select ffoi_station_id from u_flood.ffoi_station where rloi_id = 2102), '034FWFTRSHELFRD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BURTJOYC</text:p>
          </table:table-cell>
          <table:table-cell/>
          <table:table-cell table:formula="of:=CONCATENATE(&quot;((select ffoi_station_id from u_flood.ffoi_station where rloi_id = 2102), '&quot;; [.C42];&quot;', &quot;;[.B42];&quot;),&quot;)" office:value-type="string" office:string-value="((select ffoi_station_id from u_flood.ffoi_station where rloi_id = 2102), '034FWFTRBURTJOYC', 4.3)," calcext:value-type="string">
            <text:p>((select ffoi_station_id from u_flood.ffoi_station where rloi_id = 2102), '034FWFTRBURTJOYC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BLEASBY</text:p>
          </table:table-cell>
          <table:table-cell/>
          <table:table-cell table:formula="of:=CONCATENATE(&quot;((select ffoi_station_id from u_flood.ffoi_station where rloi_id = 2102), '&quot;; [.C43];&quot;', &quot;;[.B43];&quot;),&quot;)" office:value-type="string" office:string-value="((select ffoi_station_id from u_flood.ffoi_station where rloi_id = 2102), '034FWFTRBLEASBY', 4.3)," calcext:value-type="string">
            <text:p>((select ffoi_station_id from u_flood.ffoi_station where rloi_id = 2102), '034FWFTRBLEASBY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NEWARK</text:p>
          </table:table-cell>
          <table:table-cell/>
          <table:table-cell table:formula="of:=CONCATENATE(&quot;((select ffoi_station_id from u_flood.ffoi_station where rloi_id = 2102), '&quot;; [.C44];&quot;', &quot;;[.B44];&quot;),&quot;)" office:value-type="string" office:string-value="((select ffoi_station_id from u_flood.ffoi_station where rloi_id = 2102), '034FWFTRNEWARK', 4.3)," calcext:value-type="string">
            <text:p>((select ffoi_station_id from u_flood.ffoi_station where rloi_id = 2102), '034FWFTRNEWARK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BRTNFAB</text:p>
          </table:table-cell>
          <table:table-cell/>
          <table:table-cell table:formula="of:=CONCATENATE(&quot;((select ffoi_station_id from u_flood.ffoi_station where rloi_id = 2102), '&quot;; [.C45];&quot;', &quot;;[.B45];&quot;),&quot;)" office:value-type="string" office:string-value="((select ffoi_station_id from u_flood.ffoi_station where rloi_id = 2102), '034FWFTRBRTNFAB', 4.3)," calcext:value-type="string">
            <text:p>((select ffoi_station_id from u_flood.ffoi_station where rloi_id = 2102), '034FWFTRBRTNFAB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RADTRNT</text:p>
          </table:table-cell>
          <table:table-cell/>
          <table:table-cell table:formula="of:=CONCATENATE(&quot;((select ffoi_station_id from u_flood.ffoi_station where rloi_id = 2102), '&quot;; [.C46];&quot;', &quot;;[.B46];&quot;),&quot;)" office:value-type="string" office:string-value="((select ffoi_station_id from u_flood.ffoi_station where rloi_id = 2102), '034FWFTRRADTRNT', 4.3)," calcext:value-type="string">
            <text:p>((select ffoi_station_id from u_flood.ffoi_station where rloi_id = 2102), '034FWFTRRADTRNT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WILFORD</text:p>
          </table:table-cell>
          <table:table-cell/>
          <table:table-cell table:formula="of:=CONCATENATE(&quot;((select ffoi_station_id from u_flood.ffoi_station where rloi_id = 2102), '&quot;; [.C47];&quot;', &quot;;[.B47];&quot;),&quot;)" office:value-type="string" office:string-value="((select ffoi_station_id from u_flood.ffoi_station where rloi_id = 2102), '034FWFTRWILFORD', 4.3)," calcext:value-type="string">
            <text:p>((select ffoi_station_id from u_flood.ffoi_station where rloi_id = 2102), '034FWFTRWILFORD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WESTBRG</text:p>
          </table:table-cell>
          <table:table-cell/>
          <table:table-cell table:formula="of:=CONCATENATE(&quot;((select ffoi_station_id from u_flood.ffoi_station where rloi_id = 2102), '&quot;; [.C48];&quot;', &quot;;[.B48];&quot;),&quot;)" office:value-type="string" office:string-value="((select ffoi_station_id from u_flood.ffoi_station where rloi_id = 2102), '034FWFTRWESTBRG', 4.3)," calcext:value-type="string">
            <text:p>((select ffoi_station_id from u_flood.ffoi_station where rloi_id = 2102), '034FWFTRWESTBRG', 4.3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4.3" calcext:value-type="float">
            <text:p>4.3</text:p>
          </table:table-cell>
          <table:table-cell table:style-name="ce7" office:value-type="string" calcext:value-type="string">
            <text:p>034FWFTRFISKERTN</text:p>
          </table:table-cell>
          <table:table-cell/>
          <table:table-cell table:formula="of:=CONCATENATE(&quot;((select ffoi_station_id from u_flood.ffoi_station where rloi_id = 2102), '&quot;; [.C49];&quot;', &quot;;[.B49];&quot;),&quot;)" office:value-type="string" office:string-value="((select ffoi_station_id from u_flood.ffoi_station where rloi_id = 2102), '034FWFTRFISKERTN', 4.3)," calcext:value-type="string">
            <text:p>((select ffoi_station_id from u_flood.ffoi_station where rloi_id = 2102), '034FWFTRFISKERTN', 4.3),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Valided DJ: 31/01/18</text:p>
          </table:table-cell>
          <table:table-cell table:number-columns-repeated="1023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empsey Yacht Club (2081)" table:style-name="ta11">
        <office:forms form:automatic-focus="false" form:apply-design-mode="false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string" calcext:value-type="string">
            <text:p>031WAF108</text:p>
          </table:table-cell>
          <table:table-cell/>
          <table:table-cell table:formula="of:=CONCATENATE(&quot;((select ffoi_station_id from u_flood.ffoi_station where rloi_id = 2081), '&quot;; [.C2];&quot;', &quot;;[.B2];&quot;),&quot;)" office:value-type="string" office:string-value="((select ffoi_station_id from u_flood.ffoi_station where rloi_id = 2081), '031WAF108', 5)," calcext:value-type="string">
            <text:p>((select ffoi_station_id from u_flood.ffoi_station where rloi_id = 2081), '031WAF108', 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AL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031WAF201</text:p>
          </table:table-cell>
          <table:table-cell/>
          <table:table-cell table:formula="of:=CONCATENATE(&quot;((select ffoi_station_id from u_flood.ffoi_station where rloi_id = 2081), '&quot;; [.C3];&quot;', &quot;;[.B3];&quot;),&quot;)" office:value-type="string" office:string-value="((select ffoi_station_id from u_flood.ffoi_station where rloi_id = 2081), '031WAF201', 5)," calcext:value-type="string">
            <text:p>((select ffoi_station_id from u_flood.ffoi_station where rloi_id = 2081), '031WAF201', 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FW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031FWFSE465</text:p>
          </table:table-cell>
          <table:table-cell/>
          <table:table-cell table:formula="of:=CONCATENATE(&quot;((select ffoi_station_id from u_flood.ffoi_station where rloi_id = 2081), '&quot;; [.C4];&quot;', &quot;;[.B4];&quot;),&quot;)" office:value-type="string" office:string-value="((select ffoi_station_id from u_flood.ffoi_station where rloi_id = 2081), '031FWFSE465', 6)," calcext:value-type="string">
            <text:p>((select ffoi_station_id from u_flood.ffoi_station where rloi_id = 2081), '031FWFSE465', 6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FW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031FWFSE470</text:p>
          </table:table-cell>
          <table:table-cell/>
          <table:table-cell table:formula="of:=CONCATENATE(&quot;((select ffoi_station_id from u_flood.ffoi_station where rloi_id = 2081), '&quot;; [.C5];&quot;', &quot;;[.B5];&quot;),&quot;)" office:value-type="string" office:string-value="((select ffoi_station_id from u_flood.ffoi_station where rloi_id = 2081), '031FWFSE470', 6)," calcext:value-type="string">
            <text:p>((select ffoi_station_id from u_flood.ffoi_station where rloi_id = 2081), '031FWFSE470', 6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FW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031FWFTE130</text:p>
          </table:table-cell>
          <table:table-cell/>
          <table:table-cell table:formula="of:=CONCATENATE(&quot;((select ffoi_station_id from u_flood.ffoi_station where rloi_id = 2081), '&quot;; [.C6];&quot;', &quot;;[.B6];&quot;),&quot;)" office:value-type="string" office:string-value="((select ffoi_station_id from u_flood.ffoi_station where rloi_id = 2081), '031FWFTE130', 6)," calcext:value-type="string">
            <text:p>((select ffoi_station_id from u_flood.ffoi_station where rloi_id = 2081), '031FWFTE130', 6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FW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031FWFTE120</text:p>
          </table:table-cell>
          <table:table-cell/>
          <table:table-cell table:formula="of:=CONCATENATE(&quot;((select ffoi_station_id from u_flood.ffoi_station where rloi_id = 2081), '&quot;; [.C7];&quot;', &quot;;[.B7];&quot;),&quot;)" office:value-type="string" office:string-value="((select ffoi_station_id from u_flood.ffoi_station where rloi_id = 2081), '031FWFTE120', 6)," calcext:value-type="string">
            <text:p>((select ffoi_station_id from u_flood.ffoi_station where rloi_id = 2081), '031FWFTE120', 6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FW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031FWFSE460</text:p>
          </table:table-cell>
          <table:table-cell/>
          <table:table-cell table:formula="of:=CONCATENATE(&quot;((select ffoi_station_id from u_flood.ffoi_station where rloi_id = 2081), '&quot;; [.C8];&quot;', &quot;;[.B8];&quot;),&quot;)" office:value-type="string" office:string-value="((select ffoi_station_id from u_flood.ffoi_station where rloi_id = 2081), '031FWFSE460', 6)," calcext:value-type="string">
            <text:p>((select ffoi_station_id from u_flood.ffoi_station where rloi_id = 2081), '031FWFSE460', 6),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DJ (25/01): validated</text:p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ratford (2046)" table:style-name="ta12">
        <office:forms form:automatic-focus="false" form:apply-design-mode="false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9" office:value-type="float" office:value="1.2" calcext:value-type="float">
            <text:p>1.2</text:p>
          </table:table-cell>
          <table:table-cell table:style-name="ce7" office:value-type="string" calcext:value-type="string">
            <text:p>033WAF204</text:p>
          </table:table-cell>
          <table:table-cell/>
          <table:table-cell table:formula="of:=CONCATENATE(&quot;((select ffoi_station_id from u_flood.ffoi_station where rloi_id = 2046), '&quot;; [.C2];&quot;', &quot;;[.B2];&quot;),&quot;)" office:value-type="string" office:string-value="((select ffoi_station_id from u_flood.ffoi_station where rloi_id = 2046), '033WAF204', 1.2)," calcext:value-type="string">
            <text:p>((select ffoi_station_id from u_flood.ffoi_station where rloi_id = 2046), '033WAF204', 1.2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1.69" calcext:value-type="float">
            <text:p>1.69</text:p>
          </table:table-cell>
          <table:table-cell table:style-name="ce7" office:value-type="string" calcext:value-type="string">
            <text:p>033FWF3AVON014</text:p>
          </table:table-cell>
          <table:table-cell/>
          <table:table-cell table:formula="of:=CONCATENATE(&quot;((select ffoi_station_id from u_flood.ffoi_station where rloi_id = 2046), '&quot;; [.C3];&quot;', &quot;;[.B3];&quot;),&quot;)" office:value-type="string" office:string-value="((select ffoi_station_id from u_flood.ffoi_station where rloi_id = 2046), '033FWF3AVON014', 1.69)," calcext:value-type="string">
            <text:p>((select ffoi_station_id from u_flood.ffoi_station where rloi_id = 2046), '033FWF3AVON014', 1.69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1.69" calcext:value-type="float">
            <text:p>1.69</text:p>
          </table:table-cell>
          <table:table-cell table:style-name="ce15" office:value-type="string" calcext:value-type="string">
            <text:p>033FWF3AVON013</text:p>
          </table:table-cell>
          <table:table-cell/>
          <table:table-cell table:formula="of:=CONCATENATE(&quot;((select ffoi_station_id from u_flood.ffoi_station where rloi_id = 2046), '&quot;; [.C4];&quot;', &quot;;[.B4];&quot;),&quot;)" office:value-type="string" office:string-value="((select ffoi_station_id from u_flood.ffoi_station where rloi_id = 2046), '033FWF3AVON013', 1.69)," calcext:value-type="string">
            <text:p>((select ffoi_station_id from u_flood.ffoi_station where rloi_id = 2046), '033FWF3AVON013', 1.69),</text:p>
          </table:table-cell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3" office:value-type="string" calcext:value-type="string">
            <text:p>DJ (25/01): validated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mmshall (7176)" table:style-name="ta13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9" office:value-type="float" office:value="1.8" calcext:value-type="float">
            <text:p>1.8</text:p>
          </table:table-cell>
          <table:table-cell table:style-name="ce7" office:value-type="string" calcext:value-type="string">
            <text:p>062WAF28Mimmshal</text:p>
          </table:table-cell>
          <table:table-cell/>
          <table:table-cell table:formula="of:=CONCATENATE(&quot;((select ffoi_station_id from u_flood.ffoi_station where rloi_id = 7176), '&quot;; [.C2];&quot;', &quot;;[.B2];&quot;),&quot;)" office:value-type="string" office:string-value="((select ffoi_station_id from u_flood.ffoi_station where rloi_id = 7176), '062WAF28Mimmshal', 1.8)," calcext:value-type="string">
            <text:p>((select ffoi_station_id from u_flood.ffoi_station where rloi_id = 7176), '062WAF28Mimmshal', 1.8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3.6" calcext:value-type="float">
            <text:p>3.6</text:p>
          </table:table-cell>
          <table:table-cell table:style-name="ce7" office:value-type="string" calcext:value-type="string">
            <text:p>062FWF28Warrengt</text:p>
          </table:table-cell>
          <table:table-cell/>
          <table:table-cell table:formula="of:=CONCATENATE(&quot;((select ffoi_station_id from u_flood.ffoi_station where rloi_id = 7176), '&quot;; [.C3];&quot;', &quot;;[.B3];&quot;),&quot;)" office:value-type="string" office:string-value="((select ffoi_station_id from u_flood.ffoi_station where rloi_id = 7176), '062FWF28Warrengt', 3.6)," calcext:value-type="string">
            <text:p>((select ffoi_station_id from u_flood.ffoi_station where rloi_id = 7176), '062FWF28Warrengt', 3.6),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DJ (25/01): validated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ames Ditton Island (7246)" table:style-name="ta14">
        <office:forms form:automatic-focus="false" form:apply-design-mode="false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hreshold type</text:p>
          </table:table-cell>
          <table:table-cell table:style-name="ce1" office:value-type="string" calcext:value-type="string">
            <text:p>Level (m)</text:p>
          </table:table-cell>
          <table:table-cell table:style-name="ce1" office:value-type="string" calcext:value-type="string">
            <text:p>Target Area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S FAL</text:p>
          </table:table-cell>
          <table:table-cell table:style-name="ce9" office:value-type="float" office:value="5.7" calcext:value-type="float">
            <text:p>5.7</text:p>
          </table:table-cell>
          <table:table-cell table:style-name="ce7" office:value-type="string" calcext:value-type="string">
            <text:p>061WAB23DitIslnd</text:p>
          </table:table-cell>
          <table:table-cell/>
          <table:table-cell table:formula="of:=CONCATENATE(&quot;((select ffoi_station_id from u_flood.ffoi_station where rloi_id = 7246), '&quot;; [.C2];&quot;', &quot;;[.B2];&quot;),&quot;)" office:value-type="string" office:string-value="((select ffoi_station_id from u_flood.ffoi_station where rloi_id = 7246), '061WAB23DitIslnd', 5.7)," calcext:value-type="string">
            <text:p>((select ffoi_station_id from u_flood.ffoi_station where rloi_id = 7246), '061WAB23DitIslnd', 5.7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6.35" calcext:value-type="float">
            <text:p>6.35</text:p>
          </table:table-cell>
          <table:table-cell table:style-name="ce7" office:value-type="string" calcext:value-type="string">
            <text:p>061FWB23DitIslnd</text:p>
          </table:table-cell>
          <table:table-cell/>
          <table:table-cell table:formula="of:=CONCATENATE(&quot;((select ffoi_station_id from u_flood.ffoi_station where rloi_id = 7246), '&quot;; [.C3];&quot;', &quot;;[.B3];&quot;),&quot;)" office:value-type="string" office:string-value="((select ffoi_station_id from u_flood.ffoi_station where rloi_id = 7246), '061FWB23DitIslnd', 6.35)," calcext:value-type="string">
            <text:p>((select ffoi_station_id from u_flood.ffoi_station where rloi_id = 7246), '061FWB23DitIslnd', 6.35),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RES FW</text:p>
          </table:table-cell>
          <table:table-cell table:style-name="ce2" office:value-type="float" office:value="6.35" calcext:value-type="float">
            <text:p>6.35</text:p>
          </table:table-cell>
          <table:table-cell table:style-name="ce3" office:value-type="string" calcext:value-type="string">
            <text:p>061FWF23ThDitton</text:p>
          </table:table-cell>
          <table:table-cell/>
          <table:table-cell table:formula="of:=CONCATENATE(&quot;((select ffoi_station_id from u_flood.ffoi_station where rloi_id = 7246), '&quot;; [.C4];&quot;', &quot;;[.B4];&quot;),&quot;)" office:value-type="string" office:string-value="((select ffoi_station_id from u_flood.ffoi_station where rloi_id = 7246), '061FWF23ThDitton', 6.35)," calcext:value-type="string">
            <text:p>((select ffoi_station_id from u_flood.ffoi_station where rloi_id = 7246), '061FWF23ThDitton', 6.35),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DJ (25/01): validated</text:p>
          </table:table-cell>
          <table:table-cell table:number-columns-repeated="1023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1:53:16.960077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onebridge_20__28_1087_29_" style:display-name="PageStyle_Stonebridge (1087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xham_20__28_9006_29__20_" style:display-name="PageStyle_Hexham (9006)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ckton_20_Primrose_20_Hill_20__28_8275_29_" style:display-name="PageStyle_Stockton Primrose Hill (8275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ffield_20_Lady_27_s_20_Bridge_20__28_8248_29_" style:display-name="PageStyle_Sheffield Lady's Bridge (8248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roughbridge_20__28_8028_20__29_" style:display-name="PageStyle_Boroughbridge (8028 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_20_Michael_27_s_20__28_5132_29_" style:display-name="PageStyle_St Michael's (513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alley_20_Weir_20__28_5150_29_" style:display-name="PageStyle_Whalley Weir (515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inksway_20__28_5021_29__20_" style:display-name="PageStyle_Brinksway (5021)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urch_20_Wilne_20__28_2130_29_" style:display-name="PageStyle_Church Wilne (2130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wick_20__28_2102_29_" style:display-name="PageStyle_Colwick (210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empsey_20_Yacht_20_Club_20__28_2081_29_" style:display-name="PageStyle_Kempsey Yacht Club (2081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ratford_20__28_2046_29_" style:display-name="PageStyle_Stratford (2046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mmshall_20__28_7176_29_" style:display-name="PageStyle_Mimmshall (7176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ames_20_Ditton_20_Island_20__28_7246_29_" style:display-name="PageStyle_Thames Ditton Island (7246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01T12:53:21.110647075</dc:date>
    <meta:editing-duration>PT39M42S</meta:editing-duration>
    <meta:editing-cycles>2</meta:editing-cycles>
    <meta:document-statistic meta:table-count="14" meta:cell-count="469" meta:object-count="0"/>
  </office:meta>
</office:document-meta>
</file>